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3.473cm"/>
      <style:paragraph-properties style:writing-mode="lr-tb"/>
    </style:style>
    <style:style style:name="pr4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1" draw:layer="layout" svg:width="25.199cm" svg:height="3.473cm" svg:x="1.2cm" svg:y="5.327cm" presentation:class="title" presentation:user-transformed="true">
          <draw:text-box>
            <text:p>Répondre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9.931cm" svg:height="4.989cm" svg:x="9.43cm" svg:y="4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draw:style-name="gr2" draw:text-style-name="P3" draw:layer="layout" svg:width="11.433cm" svg:height="4.779cm" svg:x="8.2cm" svg:y="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draw:style-name="gr2" draw:text-style-name="P3" draw:layer="layout" svg:width="16.44cm" svg:height="4.989cm" svg:x="6cm" svg:y="4.21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draw:style-name="gr2" draw:text-style-name="P3" draw:layer="layout" svg:width="17.554cm" svg:height="7.521cm" svg:x="6.055cm" svg:y="3.6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draw:style-name="gr2" draw:text-style-name="P3" draw:layer="layout" svg:width="20.448cm" svg:height="7.415cm" svg:x="3.8cm" svg:y="3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1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2" draw:text-style-name="P3" draw:layer="layout" svg:width="10.291cm" svg:height="4.989cm" svg:x="9.431cm" svg:y="4.2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2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1.649cm" svg:height="4.779cm" svg:x="8.201cm" svg:y="4.00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3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22.04cm" svg:height="7.431cm" svg:x="3.96cm" svg:y="4.1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4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20.341cm" svg:height="7.521cm" svg:x="4cm" svg:y="3.6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4" draw:layer="layout" svg:width="25.199cm" svg:height="2.629cm" svg:x="1.4cm" svg:y="0.628cm" presentation:class="title">
          <draw:text-box>
            <text:p>N°5</text:p>
          </draw:text-box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21.297cm" svg:height="10.306cm" svg:x="3.8cm" svg:y="3.4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4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09-02T08:48:40.249000000</dc:date>
    <meta:editing-duration>PT22M22S</meta:editing-duration>
    <meta:editing-cycles>4</meta:editing-cycles>
    <meta:generator>LibreOffice/6.3.6.2$Windows_X86_64 LibreOffice_project/2196df99b074d8a661f4036fca8fa0cbfa33a497</meta:generator>
    <meta:document-statistic meta:object-count="82"/>
  </office:meta>
</office:document-meta>
</file>

<file path=Object 1/content.xml><?xml version="1.0" encoding="utf-8"?>
<math xmlns="http://www.w3.org/1998/Math/MathML" display="block">
  <semantics>
    <mrow>
      <mfrac>
        <mn>1</mn>
        <mn>5</mn>
      </mfrac>
      <mrow>
        <mtext> </mtext>
        <mo stretchy="false">=</mo>
        <mtext> </mtext>
      </mrow>
      <mo stretchy="false">…</mo>
      <mtext> </mtext>
      <mtext>%</mtext>
    </mrow>
    <annotation encoding="StarMath 5.0">1 over 5 " "=" "dotslow " "%</annotation>
  </semantics>
</math>
</file>

<file path=Object 10/content.xml><?xml version="1.0" encoding="utf-8"?>
<math xmlns="http://www.w3.org/1998/Math/MathML" display="block">
  <semantics>
    <mtable>
      <mtr>
        <mtd>
          <mtext>Développer et réduire</mtext>
        </mtd>
      </mtr>
      <mtr>
        <mtd>
          <mtext>l'expression :</mtext>
        </mtd>
      </mtr>
      <mtr>
        <mtd>
          <mrow>
            <mtext> </mtext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5</mn>
            <mrow>
              <mi>x</mi>
              <mo stretchy="false">−</mo>
              <mi>x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  <mtr>
        <mtd>
          <mrow>
            <mtext/>
            <mstyle color="green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text> </mtext>
                  <mo stretchy="false">=</mo>
                  <mrow>
                    <mtext> </mtext>
                    <mo stretchy="false">−</mo>
                    <mtext> </mtext>
                  </mrow>
                </mrow>
                <mn>2</mn>
                <msup>
                  <mi>x</mi>
                  <mn>2</mn>
                </msup>
                <mrow>
                  <mtext> </mtext>
                  <mo stretchy="false">+</mo>
                  <mtext> </mtext>
                </mrow>
                <mn>2</mn>
                <mi>x</mi>
              </mrow>
            </mstyle>
          </mrow>
        </mtd>
      </mtr>
    </mtable>
    <annotation encoding="StarMath 5.0">"Développer et réduire"newline
"l'expression :" newline
" "f( x )" "= " "5x - x( 2x+3 ) newline
""color green { f(x) " "=" "-" "2x^2" "+" "2x }</annotation>
  </semantics>
</math>
</file>

<file path=Object 2/content.xml><?xml version="1.0" encoding="utf-8"?>
<math xmlns="http://www.w3.org/1998/Math/MathML" display="block">
  <semantics>
    <mtable>
      <mtr>
        <mtd>
          <mrow>
            <mn>75</mn>
            <mtext>%</mtext>
            <mtext> de </mtext>
            <mn>80</mn>
          </mrow>
        </mtd>
      </mtr>
      <mtr>
        <mtd>
          <mrow>
            <mtext> est égal à </mtext>
            <mo stretchy="false">…</mo>
          </mrow>
        </mtd>
      </mtr>
    </mtable>
    <annotation encoding="StarMath 5.0">75%" de "80 newline " est égal à "dotslow</annotation>
  </semantics>
</math>
</file>

<file path=Object 3/content.xml><?xml version="1.0" encoding="utf-8"?>
<math xmlns="http://www.w3.org/1998/Math/MathML" display="block">
  <semantics>
    <mrow>
      <mn>3</mn>
      <mrow>
        <mtext> </mtext>
        <mo stretchy="false">×</mo>
        <mtext> </mtext>
      </mrow>
      <mfrac>
        <mn>1</mn>
        <mn>5</mn>
      </mfrac>
      <mrow>
        <mtext> </mtext>
        <mo stretchy="false">+</mo>
        <mtext> </mtext>
      </mrow>
      <mfrac>
        <mn>3</mn>
        <mn>2</mn>
      </mfrac>
      <mrow>
        <mtext> </mtext>
        <mo stretchy="false">=</mo>
        <mtext> </mtext>
      </mrow>
      <mo stretchy="false">…</mo>
    </mrow>
    <annotation encoding="StarMath 5.0">3 " "times" " { 1 over 5 } " "+ " "3 over 2" "=" " dotslow</annotation>
  </semantics>
</math>
</file>

<file path=Object 4/content.xml><?xml version="1.0" encoding="utf-8"?>
<math xmlns="http://www.w3.org/1998/Math/MathML" display="block">
  <semantics>
    <mtable>
      <mtr>
        <mtd>
          <mtext>Donner le nombre </mtext>
        </mtd>
      </mtr>
      <mtr>
        <mtd>
          <mtext>en écriture décimale</mtext>
        </mtd>
      </mtr>
      <mtr>
        <mtd>
          <mrow>
            <mn>2,31</mn>
            <mo stretchy="false">×</mo>
            <msup>
              <mn>10</mn>
              <mrow>
                <mo stretchy="false">−</mo>
                <mn>4</mn>
              </mrow>
            </msup>
          </mrow>
        </mtd>
      </mtr>
    </mtable>
    <annotation encoding="StarMath 5.0">"Donner le nombre "newline 
"en écriture décimale"newline
2,31 times 10^{ -4 }  
</annotation>
  </semantics>
</math>
</file>

<file path=Object 5/content.xml><?xml version="1.0" encoding="utf-8"?>
<math xmlns="http://www.w3.org/1998/Math/MathML" display="block">
  <semantics>
    <mtable>
      <mtr>
        <mtd>
          <mtext>Développer et réduire</mtext>
        </mtd>
      </mtr>
      <mtr>
        <mtd>
          <mtext>l'expression :</mtext>
        </mtd>
      </mtr>
      <mtr>
        <mtd>
          <mrow>
            <mi>f</mi>
            <mrow>
              <mo fence="true" stretchy="false">(</mo>
              <mrow>
                <mi>x</mi>
              </mrow>
              <mo fence="true" stretchy="false">)</mo>
            </mrow>
            <mrow>
              <mtext> </mtext>
              <mo stretchy="false">=</mo>
              <mtext> </mtext>
            </mrow>
            <mn>5</mn>
            <mrow>
              <mi>x</mi>
              <mo stretchy="false">−</mo>
              <mi>x</mi>
            </mrow>
            <mrow>
              <mo fence="true" stretchy="false">(</mo>
              <mrow>
                <mrow>
                  <mn>2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"Développer et réduire"newline
"l'expression :" newline
f( x )" "= " "5x - x( 2x+3 )</annotation>
  </semantics>
</math>
</file>

<file path=Object 6/content.xml><?xml version="1.0" encoding="utf-8"?>
<math xmlns="http://www.w3.org/1998/Math/MathML" display="block">
  <semantics>
    <mrow>
      <mfrac>
        <mn>1</mn>
        <mn>5</mn>
      </mfrac>
      <mrow>
        <mtext> </mtext>
        <mo stretchy="false">=</mo>
        <mtext> </mtext>
      </mrow>
      <mstyle color="green">
        <mrow>
          <mn>20</mn>
          <mtext> </mtext>
          <mtext>%</mtext>
        </mrow>
      </mstyle>
    </mrow>
    <annotation encoding="StarMath 5.0">1 over 5 " "=" "color green {20 " "%}</annotation>
  </semantics>
</math>
</file>

<file path=Object 7/content.xml><?xml version="1.0" encoding="utf-8"?>
<math xmlns="http://www.w3.org/1998/Math/MathML" display="block">
  <semantics>
    <mtable>
      <mtr>
        <mtd>
          <mrow>
            <mn>75</mn>
            <mtext>%</mtext>
            <mtext> de </mtext>
            <mn>80</mn>
          </mrow>
        </mtd>
      </mtr>
      <mtr>
        <mtd>
          <mrow>
            <mtext> est égal à </mtext>
            <mstyle color="green">
              <mn>60</mn>
            </mstyle>
          </mrow>
        </mtd>
      </mtr>
    </mtable>
    <annotation encoding="StarMath 5.0">75%" de "80 newline " est égal à "color green { 60 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n>3</mn>
            <mrow>
              <mtext> </mtext>
              <mo stretchy="false">×</mo>
              <mtext> </mtext>
            </mrow>
            <mfrac>
              <mn>1</mn>
              <mn>5</mn>
            </mfrac>
            <mrow>
              <mtext> </mtext>
              <mo stretchy="false">+</mo>
              <mtext> </mtext>
            </mrow>
            <mfrac>
              <mn>3</mn>
              <mn>2</mn>
            </mfrac>
            <mrow>
              <mtext> </mtext>
              <mo stretchy="false">=</mo>
              <mtext> </mtext>
            </mrow>
            <mstyle color="green">
              <mfrac>
                <mn>21</mn>
                <mn>10</mn>
              </mfrac>
            </mstyle>
            <mtext>        </mtext>
          </mrow>
        </mtd>
      </mtr>
      <mtr>
        <mtd>
          <mrow>
            <mtext>                      </mtext>
            <mstyle color="green">
              <mrow>
                <mtext>ou </mtext>
                <mn>2,1</mn>
              </mrow>
            </mstyle>
          </mrow>
        </mtd>
      </mtr>
    </mtable>
    <annotation encoding="StarMath 5.0">""3 " "times" " { 1 over 5 } " "+ " "3 over 2" "=" " color green {21 over 10}"        " newline
"                      " color green {"ou "2,1}</annotation>
  </semantics>
</math>
</file>

<file path=Object 9/content.xml><?xml version="1.0" encoding="utf-8"?>
<math xmlns="http://www.w3.org/1998/Math/MathML" display="block">
  <semantics>
    <mtable>
      <mtr>
        <mtd>
          <mtext>    Donner le nombre </mtext>
        </mtd>
      </mtr>
      <mtr>
        <mtd>
          <mtext>  en écriture décimale</mtext>
        </mtd>
      </mtr>
      <mtr>
        <mtd>
          <mrow>
            <mrow>
              <mn>2,31</mn>
              <mo stretchy="false">×</mo>
              <msup>
                <mn>10</mn>
                <mrow>
                  <mo stretchy="false">−</mo>
                  <mn>4</mn>
                </mrow>
              </msup>
            </mrow>
            <mtext> </mtext>
            <mi mathvariant="normal">:</mi>
            <mtext> </mtext>
            <mstyle color="green">
              <mn>0,000231</mn>
            </mstyle>
          </mrow>
        </mtd>
      </mtr>
    </mtable>
    <annotation encoding="StarMath 5.0">"    Donner le nombre "newline 
"  en écriture décimale"newline
2,31 times 10^{ -4 }  " ": " "
color green{0,000231}
</annotation>
  </semantics>
</math>
</file>